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Square" officeooo:rsid="001ef99f" officeooo:paragraph-rsid="001ef99f"/>
    </style:style>
    <style:style style:name="P2" style:family="paragraph" style:parent-style-name="Standard">
      <style:text-properties style:font-name="NanumSquare" officeooo:rsid="0022145b" officeooo:paragraph-rsid="0022145b"/>
    </style:style>
    <style:style style:name="P3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officeooo:rsid="00227d26" officeooo:paragraph-rsid="00227d26"/>
    </style:style>
    <style:style style:name="P4" style:family="paragraph" style:parent-style-name="Standard">
      <style:paragraph-properties>
        <style:tab-stops>
          <style:tab-stop style:position="0.372in"/>
          <style:tab-stop style:position="0.7555in"/>
        </style:tab-stops>
      </style:paragraph-properties>
      <style:text-properties style:font-name="NanumSquare" officeooo:rsid="00227d26" officeooo:paragraph-rsid="00227d26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officeooo:rsid="002465a0" officeooo:paragraph-rsid="002465a0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465a0" officeooo:paragraph-rsid="002465a0"/>
    </style:style>
    <style:style style:name="P7" style:family="paragraph" style:parent-style-name="Standard">
      <style:paragraph-properties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227d26" style:font-weight-asian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5305c" officeooo:paragraph-rsid="0025305c" style:font-weight-asian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83903" style:font-weight-asian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981cd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5305c" officeooo:paragraph-rsid="0025305c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officeooo:paragraph-rsid="002465a0"/>
    </style:style>
    <style:style style:name="P13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83903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83903" style:font-weight-asian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71dfd" officeooo:paragraph-rsid="00271dfd"/>
    </style:style>
    <style:style style:name="P16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83903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981cd" officeooo:paragraph-rsid="002981c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officeooo:rsid="00271dfd" officeooo:paragraph-rsid="00271dfd"/>
    </style:style>
    <style:style style:name="P19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83903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981cd" officeooo:paragraph-rsid="002981cd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-0.3752in" style:auto-text-indent="false" style:page-number="auto" fo:background-color="transparent" style:shadow="none" style:writing-mode="page">
        <style:tab-stops>
          <style:tab-stop style:position="0.372in"/>
        </style:tab-stops>
      </style:paragraph-properties>
      <style:text-properties style:font-name="NanumSquare" officeooo:rsid="0025e0ed" officeooo:paragraph-rsid="0025e0ed"/>
    </style:style>
    <style:style style:name="P22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2981cd" style:font-weight-asian="normal" style:font-weight-complex="normal"/>
    </style:style>
    <style:style style:name="P23" style:family="paragraph">
      <loext:graphic-properties draw:fill-color="#dddddd"/>
    </style:style>
    <style:style style:name="P24" style:family="paragraph">
      <loext:graphic-properties draw:fill-color="#ffffff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P27" style:family="paragraph">
      <loext:graphic-properties draw:fill-color="#5f5f9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65a0" style:font-weight-asian="normal" style:font-weight-complex="normal"/>
    </style:style>
    <style:style style:name="T4" style:family="text">
      <style:text-properties fo:font-style="italic" fo:font-weight="bold" officeooo:rsid="002465a0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465a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5e0ed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465a0" style:font-style-asian="normal" style:font-style-complex="normal"/>
    </style:style>
    <style:style style:name="T10" style:family="text">
      <style:text-properties fo:font-style="normal" officeooo:rsid="002981cd" style:font-style-asian="normal" style:font-style-complex="normal"/>
    </style:style>
    <style:style style:name="T11" style:family="text">
      <style:text-properties fo:font-style="normal" officeooo:rsid="0029a198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465a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5305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e0e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71df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465a0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5e0ed" style:font-style-asian="normal" style:font-weight-asian="bold" style:font-style-complex="normal" style:font-weight-complex="bold"/>
    </style:style>
    <style:style style:name="T20" style:family="text">
      <style:text-properties style:font-name="NanumSquar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NanumSquare" fo:font-style="normal" fo:font-weight="normal" officeooo:rsid="002465a0" style:font-style-asian="normal" style:font-weight-asian="normal" style:font-style-complex="normal" style:font-weight-complex="normal"/>
    </style:style>
    <style:style style:name="T22" style:family="text">
      <style:text-properties style:font-name="NanumSquare" fo:font-style="normal" fo:font-weight="normal" officeooo:rsid="00271dfd" style:font-style-asian="normal" style:font-weight-asian="normal" style:font-style-complex="normal" style:font-weight-complex="normal"/>
    </style:style>
    <style:style style:name="T23" style:family="text">
      <style:text-properties style:font-name="NanumSquare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style:font-name="NanumSquare" fo:font-style="normal" fo:font-weight="bold" officeooo:rsid="00271dfd" style:font-style-asian="normal" style:font-weight-asian="bold" style:font-style-complex="normal" style:font-weight-complex="bold"/>
    </style:style>
    <style:style style:name="T25" style:family="text">
      <style:text-properties style:font-name="NanumSquare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ff" fo:font-style="normal" style:font-style-asian="normal" style:font-style-complex="normal"/>
    </style:style>
    <style:style style:name="T27" style:family="text">
      <style:text-properties fo:color="#00ff00" fo:font-style="normal" style:font-style-asian="normal" style:font-style-complex="normal"/>
    </style:style>
    <style:style style:name="T28" style:family="text">
      <style:text-properties fo:color="#008000" fo:font-style="normal" style:font-style-asian="normal" style:font-style-complex="normal"/>
    </style:style>
    <style:style style:name="gr1" style:family="graphic">
      <style:graphic-properties draw:fill-color="#dddddd" draw:textarea-horizontal-align="justify" draw:textarea-vertical-align="middle" draw:auto-grow-height="false" fo:min-height="2.628in" fo:min-width="5.7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3028in" fo:min-width="1.9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5f5f9f" draw:textarea-horizontal-align="justify" draw:textarea-vertical-align="middle" draw:auto-grow-height="false" fo:min-height="0.3028in" fo:min-width="0.77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gas</text:p>
      <text:p text:style-name="P1">Buat proyek baru, beri nama <text:span text:style-name="T1">TugasDua</text:span></text:p>
      <text:p text:style-name="P1">a) Buat rancangan layout seperti ini:</text:p>
      <text:p text:style-name="P1"><draw:custom-shape text:anchor-type="paragraph" draw:z-index="0" draw:name="Shape1" draw:style-name="gr1" draw:text-style-name="P23" svg:width="5.7906in" svg:height="2.628in" svg:x="0.2244in" svg:y="0.1728in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custom-shape text:anchor-type="paragraph" draw:z-index="1" draw:name="Shape2" draw:style-name="gr2" draw:text-style-name="P24" svg:width="1.9894in" svg:height="0.3031in" svg:x="1.8283in" svg:y="0.1673in"><text:p/><draw:enhanced-geometry svg:viewBox="0 0 21600 21600" draw:type="rectangle" draw:enhanced-path="M 0 0 L 21600 0 21600 21600 0 21600 0 0 Z N"/></draw:custom-shape><draw:frame text:anchor-type="paragraph" draw:z-index="4" draw:name="Shape3" draw:style-name="gr3" draw:text-style-name="P25" svg:width="0.7913in" svg:height="0.2913in" svg:x="0.5728in" svg:y="0.1791in"><draw:text-box><text:p>NAMA</text:p></draw:text-box></draw:frame></text:p>
      <text:p text:style-name="P1"/>
      <text:p text:style-name="P1"><draw:custom-shape text:anchor-type="paragraph" draw:z-index="2" draw:name="Shape2" draw:style-name="gr2" draw:text-style-name="P24" svg:width="1.9894in" svg:height="0.3031in" svg:x="1.8283in" svg:y="0.1909in"><text:p/><draw:enhanced-geometry svg:viewBox="0 0 21600 21600" draw:type="rectangle" draw:enhanced-path="M 0 0 L 21600 0 21600 21600 0 21600 0 0 Z N"/></draw:custom-shape><draw:frame text:anchor-type="paragraph" draw:z-index="5" draw:name="Shape3" draw:style-name="gr3" draw:text-style-name="P25" svg:width="1.1634in" svg:height="0.2913in" svg:x="0.5728in" svg:y="0.1909in"><draw:text-box><text:p>ALAMAT</text:p></draw:text-box></draw:frame></text:p>
      <text:p text:style-name="P1"/>
      <text:p text:style-name="P1"/>
      <text:p text:style-name="P1"><draw:custom-shape text:anchor-type="paragraph" draw:z-index="3" draw:name="Shape2" draw:style-name="gr2" draw:text-style-name="P24" svg:width="1.9894in" svg:height="0.3031in" svg:x="1.8283in" svg:y="0.011in"><text:p/><draw:enhanced-geometry svg:viewBox="0 0 21600 21600" draw:type="rectangle" draw:enhanced-path="M 0 0 L 21600 0 21600 21600 0 21600 0 0 Z N"/></draw:custom-shape><draw:frame text:anchor-type="paragraph" draw:z-index="6" draw:name="Shape3" draw:style-name="gr3" draw:text-style-name="P25" svg:width="1.163in" svg:height="0.2913in" svg:x="0.5728in" svg:y="0in"><draw:text-box><text:p>TAHUN</text:p></draw:text-box></draw:frame></text:p>
      <text:p text:style-name="P1"/>
      <text:p text:style-name="P1"><draw:custom-shape text:anchor-type="paragraph" draw:z-index="7" draw:name="Shape2" draw:style-name="gr4" draw:text-style-name="P27" svg:width="0.7795in" svg:height="0.3031in" svg:x="1.8283in" svg:y="0.1752in"><text:p text:style-name="P26">OK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>b) Komponen yang dibutuhkan: Panel, label, text Field, Combo box, Button</text:p>
      <text:p text:style-name="P1">c) di combobox tampilkan tahun dari 1990 sampai 1997</text:p>
      <text:p text:style-name="P1">d) Buat berkas .gitignore yang isinya sama dengan berkas .gitignore proyek sebelumnya</text:p>
      <text:p text:style-name="P1">e) Jika sudah berhasil,unggah hasilnya ke github</text:p>
      <text:p text:style-name="P1"/>
      <text:p text:style-name="P1"/>
      <text:p text:style-name="P2"><text:span text:style-name="T1">CARA MENGERJAKAN MENGGUNAKAN NETBEAN 8</text:span>.2</text:p>
      <text:p text:style-name="P3">1.<text:tab/>Buat New Project dan beri nama <text:span text:style-name="T1">TugasDua</text:span></text:p>
      <text:p text:style-name="P3"><text:span text:style-name="T2">2.<text:tab/>Buat Package dan beri nama tugasdua</text:span></text:p>
      <text:p text:style-name="P3"><text:span text:style-name="T2">3.<text:tab/>Buat New Java Class dan beri nama TugasDua.java</text:span></text:p>
      <text:p text:style-name="P3"><text:span text:style-name="T2">4.<text:tab/>Buat New JFrame Form dan beri nama TugasDuaForm</text:span></text:p>
      <text:p text:style-name="P3"><text:span text:style-name="T2">5.<text:tab/></text:span><text:span text:style-name="T3">Dari Swing Control gunakan </text:span><text:span text:style-name="T4">Label</text:span><text:span text:style-name="T13"> untuk membuat </text:span><text:span text:style-name="T18">NAMA</text:span><text:span text:style-name="T13">, </text:span><text:span text:style-name="T18">ALAMAT</text:span><text:span text:style-name="T13"> dan </text:span><text:span text:style-name="T18">TAHUN</text:span></text:p>
      <text:p text:style-name="P3"><text:span text:style-name="T13"><text:tab/>caranya :</text:span></text:p>
      <text:p text:style-name="P4"><text:span text:style-name="T13"><text:tab/>- <text:tab/>pilih </text:span><text:span text:style-name="T6">Label</text:span><text:span text:style-name="T13"><text:tab/></text:span></text:p>
      <text:p text:style-name="P4"><text:span text:style-name="T13"><text:tab/>- <text:tab/>klik kanan kemudian </text:span><text:span text:style-name="T14">pilih </text:span><text:span text:style-name="T6">Edit Text</text:span><text:span text:style-name="T13"> menjadi </text:span><text:span text:style-name="T18">NAMA</text:span></text:p>
      <text:p text:style-name="P7"><text:span text:style-name="T9"><text:tab/>- <text:tab/>lakukan hal yang sama untuk </text:span><text:span text:style-name="T18">ALAMAT </text:span><text:span text:style-name="T9">dan </text:span><text:span text:style-name="T18">TAHUN</text:span></text:p>
      <text:p text:style-name="P5"><text:span text:style-name="T2">6.<text:tab/>Dari Swing Control gunakan </text:span><text:span text:style-name="T5">TextField</text:span><text:span text:style-name="T12"> <text:s/>untuk membuat kotak isian </text:span><text:span text:style-name="T17">NAMA</text:span><text:span text:style-name="T12">, </text:span><text:span text:style-name="T17">ALAMAT</text:span></text:p>
      <text:p text:style-name="P11"><text:span text:style-name="T12"><text:tab/>-<text:tab/>pilih TextField, tentukan posisi isian </text:span><text:span text:style-name="T17">NAMA</text:span></text:p>
      <text:p text:style-name="P11"><text:span text:style-name="T12"><text:tab/>-<text:tab/>klik kanan kemudian pilih </text:span><text:span text:style-name="T5">Edit Text </text:span><text:span text:style-name="T12">dan hapus supaya kosong</text:span></text:p>
      <text:p text:style-name="P11"><text:span text:style-name="T12"><text:tab/>-<text:tab/>klik kanan kemudian pilih </text:span><text:span text:style-name="T5">Change Variable Name</text:span><text:span text:style-name="T12"> dan beri nama </text:span><text:span text:style-name="T17">txtNama</text:span></text:p>
      <text:p text:style-name="P8"><text:span text:style-name="T8"><text:tab/>-<text:tab/>lakukan hal sama untuk kotak isian </text:span><text:span text:style-name="T17">ALAMAT</text:span></text:p>
      <text:p text:style-name="P5"><text:span text:style-name="T12">7.<text:tab/>Dari Swing Control gunakan </text:span><text:span text:style-name="T5">ComboBox</text:span><text:span text:style-name="T12"> untuk membuat pilihan </text:span><text:span text:style-name="T17">TAHUN</text:span></text:p>
      <text:p text:style-name="P6"><text:span text:style-name="T19"><text:tab/></text:span><text:span text:style-name="T15">-<text:tab/>klik kanan kemudian </text:span><text:span text:style-name="T7">Change Variable Name</text:span><text:span text:style-name="T15"> dan beri </text:span><text:span text:style-name="T16">nama</text:span><text:span text:style-name="T15"> </text:span><text:span text:style-name="T19">cmbTahun</text:span></text:p>
      <text:p text:style-name="P21"><text:span text:style-name="T15">-<text:tab/></text:span><text:span text:style-name="T12">kemudian pada </text:span><text:span text:style-name="T17">Properties</text:span><text:span text:style-name="T12"> rubah isi dari </text:span><text:span text:style-name="T17">model</text:span><text:span text:style-name="T12"> dengan mengetik 1990, 1992, sd 1997</text:span></text:p>
      <text:p text:style-name="P12"><text:span text:style-name="T21">8.<text:tab/></text:span><text:span text:style-name="T22">Dari Swing Control buat tombol OK dari bentuk </text:span><text:span text:style-name="T24">Button</text:span></text:p>
      <text:p text:style-name="P15"><text:span text:style-name="T20">-<text:tab/>klik kanan pada Button, </text:span><text:span text:style-name="T25">Edit Text</text:span><text:span text:style-name="T20"> menjadi </text:span><text:span text:style-name="T23">OK</text:span></text:p>
      <text:p text:style-name="P18"><text:span text:style-name="T20">-<text:tab/>klik kanan lagi, </text:span><text:span text:style-name="T25">Change Variable Name</text:span><text:span text:style-name="T20"> menjadi </text:span><text:span text:style-name="T23">TombolOK</text:span></text:p>
      <text:p text:style-name="P9"><text:span text:style-name="T8">9.<text:tab/>Untuk memanggil form nya ketikan perintah berikut di File Class Tugas Dua</text:span></text:p>
      <text:p text:style-name="P16"><text:span text:style-name="T26"/></text:p>
      <text:p text:style-name="P19"><text:span text:style-name="T26">public static void</text:span><text:span text:style-name="T8"> </text:span><text:span text:style-name="T17">main</text:span><text:span text:style-name="T8">(String[] args) {</text:span></text:p>
      <text:p text:style-name="P13"><text:span text:style-name="T8">TugasDuaForm f = </text:span><text:span text:style-name="T26">new</text:span><text:span text:style-name="T8"> TugasDuaForm();</text:span></text:p>
      <text:p text:style-name="P14"><text:span text:style-name="T8">f.setVisible(</text:span><text:span text:style-name="T26">true</text:span><text:span text:style-name="T8">);</text:span></text:p>
      <text:p text:style-name="P19"><text:span text:style-name="T8">}</text:span></text:p>
      <text:p text:style-name="P22"><text:soft-page-break/><text:span text:style-name="T8">10.<text:tab/></text:span><text:span text:style-name="T10">Kembali ke TugasDuaForm dan buat lblNama, lblAlamat dan lblTahun untuk menampilkan hasil isian, tentukan posisinya. Usahakan jangan menimpa tempat isian.</text:span></text:p>
      <text:p text:style-name="P10"><text:span text:style-name="T10">11.<text:tab/>K</text:span><text:span text:style-name="T8">emudian double klik pada Button OK</text:span></text:p>
      <text:p text:style-name="P17"><text:span text:style-name="T8">masukkan perintah – perintah berikut untuk menampilkan apa yang kita input kedalam TextField dan ComboBox</text:span></text:p>
      <text:p text:style-name="P20"><text:span text:style-name="T8">dibawah function TombolOK ketik perintah sebagai berikut :</text:span></text:p>
      <text:p text:style-name="P20"><text:span text:style-name="T8"/></text:p>
      <text:p text:style-name="P20"><text:span text:style-name="T26">private void</text:span><text:span text:style-name="T8"> </text:span><text:span text:style-name="T17">TombolOKAactionPerformed</text:span><text:span text:style-name="T8">(java.awt.event.ActionEvent evt) {</text:span></text:p>
      <text:p text:style-name="P20"><text:span text:style-name="T8"><text:tab/></text:span><text:span text:style-name="T28">lblNama</text:span><text:span text:style-name="T8">.setText(</text:span><text:span text:style-name="T28">txtNama</text:span><text:span text:style-name="T8">.getText());</text:span></text:p>
      <text:p text:style-name="P20"><text:span text:style-name="T8"><text:tab/></text:span><text:span text:style-name="T28">lblAlamat</text:span><text:span text:style-name="T8">.setText(</text:span><text:span text:style-name="T28">txtAlamat</text:span><text:span text:style-name="T8">.getText());</text:span></text:p>
      <text:p text:style-name="P20"><text:span text:style-name="T8"><text:tab/>String tahun = (String)</text:span><text:span text:style-name="T28">cmbTahun</text:span><text:span text:style-name="T8">.getSelectedItem();</text:span></text:p>
      <text:p text:style-name="P20"><text:span text:style-name="T8"><text:tab/></text:span><text:span text:style-name="T28">lblTahun</text:span><text:span text:style-name="T8">.setText(tahun);</text:span></text:p>
      <text:p text:style-name="P20"><text:span text:style-name="T8">}</text:span></text:p>
      <text:p text:style-name="P9"><text:span text:style-name="T8">11.<text:tab/></text:span><text:span text:style-name="T11">RUN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53:01.987886307</meta:creation-date>
    <meta:editing-duration>PT2M53S</meta:editing-duration>
    <meta:editing-cycles>2</meta:editing-cycles>
    <meta:generator>LibreOffice/5.3.1.2$Linux_X86_64 LibreOffice_project/30m0$Build-2</meta:generator>
    <dc:date>2017-06-18T14:00:32.146045466</dc:date>
    <meta:document-statistic meta:table-count="0" meta:image-count="0" meta:object-count="0" meta:page-count="2" meta:paragraph-count="44" meta:word-count="329" meta:character-count="2190" meta:non-whitespace-character-count="1886"/>
  </office:meta>
</office:document-meta>
</file>